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adornments="Regular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Hack"/>
    </style:style>
    <style:style style:name="T1" style:family="text">
      <style:text-properties style:font-name="Hack"/>
    </style:style>
    <style:style style:name="T2" style:family="text">
      <style:text-properties fo:color="#c9211e" loext:opacity="100%" style:font-name="Hack"/>
    </style:style>
    <style:style style:name="T3" style:family="text">
      <style:text-properties fo:color="#ffff00" loext:opacity="100%" style:font-name="Hack"/>
    </style:style>
    <style:style style:name="T4" style:family="text">
      <style:text-properties style:font-name="Hack" fo:background-color="#81d41a"/>
    </style:style>
    <style:style style:name="T5" style:family="text">
      <style:text-properties style:font-name="Hack" fo:background-color="#666666"/>
    </style:style>
    <style:style style:name="T6" style:family="text">
      <style:text-properties fo:color="#168253" loext:opacity="100%" style:font-name="Hack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Prasm: exit(42) program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_start</text:p>
          </draw:text-box>
        </draw:frame>
        <draw:frame presentation:style-name="pr5" draw:text-style-name="P5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Mov</text:span><text:span text:style-name="T1"> </text:span><text:span text:style-name="T3">rax</text:span><text:span text:style-name="T1">, </text:span><text:span text:style-name="T4">SYS_EXIT</text:span></text:p>
              </text:list-item>
              <text:list-item>
                <text:p><text:span text:style-name="T5">Mov</text:span><text:span text:style-name="T1"> </text:span><text:span text:style-name="T6">rdi</text:span><text:span text:style-name="T1">, </text:span><text:span text:style-name="T3">42</text:span></text:p>
              </text:list-item>
              <text:list-item>
                <text:p><text:span text:style-name="T1">Syscall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adornments="Regular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4.09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4.09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09:17:45.810586976</meta:creation-date>
    <meta:editing-duration>PT14M9S</meta:editing-duration>
    <meta:editing-cycles>8</meta:editing-cycles>
    <meta:generator>LibreOffice/7.3.4.2$Linux_X86_64 LibreOffice_project/30$Build-2</meta:generator>
    <dc:title>Progress</dc:title>
    <dc:date>2022-07-24T10:13:37.913037482</dc:date>
    <meta:document-statistic meta:object-count="77"/>
  </office:meta>
</office:document-meta>
</file>